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ManagerService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al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letConfig.PortalServletConfig( ServletContext 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letConfig.getInit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anagerService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anagerServiceImpl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actoryManagerServiceImpl.getFactory(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